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background-color="#C0C0C0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T7" style:parent-style-name="DefaultParagraphFont" style:family="text">
      <style:text-properties fo:font-weight="bold" style:font-weight-asian="bold" style:font-weight-complex="bold" fo:background-color="#C0C0C0"/>
    </style:style>
    <style:style style:name="P8" style:parent-style-name="Normal" style:family="paragraph">
      <style:text-properties fo:font-weight="bold" style:font-weight-asian="bold" style:font-weight-complex="bold" fo:background-color="#C0C0C0"/>
    </style:style>
  </office:automatic-styles>
  <office:body>
    <office:text text:use-soft-page-breaks="true">
      <text:p text:style-name="P1">For the automation of Ryanair Application, I choose Cucumber BDD framework with Java Language.<text:s/></text:p>
      <text:p text:style-name="Normal"><text:span text:style-name="T2">Framework details:</text:span></text:p>
      <text:list text:style-name="LFO1" text:continue-numbering="true">
        <text:list-item>
          <text:p text:style-name="P3">Features folder contains<text:s/>“Feature file”<text:s/>which have list of scenarios (testcases).</text:p>
        </text:list-item>
        <text:list-item>
          <text:p text:style-name="P4">Step Definition<text:s/>file<text:s/>have definitions of steps mentioned in feature file. I have implemented abstraction method to declare the functions<text:s/>in “Step Definition” file and have defined the functions in “bookingfunctions.java”.</text:p>
        </text:list-item>
        <text:list-item>
          <text:p text:style-name="P5">“bookingfunctions.java” file contains all the java methods/functions and xpaths used in automation scenarios.<text:s/></text:p>
        </text:list-item>
        <text:list-item>
          <text:p text:style-name="P6">For data , we can implement it using MySQL , MsSQL but there was no need to implement it for one test, that’s why I have provided it within feature file. Same way we can execute the same scenario with multiple data using scenario outline.<text:s/></text:p>
        </text:list-item>
      </text:list>
      <text:p text:style-name="Normal"><text:span text:style-name="T7">Reason why I choose BDD framework:</text:span></text:p>
      <text:p text:style-name="Normal">I personally like Cucumber BDD framework<text:s/>because of its simple test script architecture. In Feature<text:s/>file,<text:s/>Gherkin language is used which is plain English language that helps in good collaboration with<text:s/>Stakeholders (BA’s) and Developers.<text:s/></text:p>
      <text:p text:style-name="Normal">Test scenarios are written in feature file<text:s/>which is easy to share with stakeholders and new team members as they can<text:s/>understand the<text:s/>work flow of an application/scenarios easily.</text:p>
      <text:p text:style-name="Normal">Its very good practice to use BDD framework in agile, till the time environment and code gets<text:s/>ready, test<text:s/>team can start writing scenarios in feature file.<text:s/>Code Reusability is good with BDD cucumber framework.<text:s/></text:p>
      <text:p text:style-name="Normal"/>
      <text:p text:style-name="P8">To Run Test:<text:s/></text:p>
      <text:p text:style-name="Normal">I have<text:s/>created Maven project for this automation, using Java language.</text:p>
      <text:p text:style-name="Normal">Java version : 1.8.0_172</text:p>
      <text:p text:style-name="Normal">Eclipse<text:s/>–<text:s/>Eclipse IDE oxygen for Java<text:s/>Developers.</text:p>
      <text:p text:style-name="Normal">Add Plugin/Dependencies <text:s/>from<text:s/>Eclipse<text:s/>Marketplace- Cucumber Eclipse Plugin ,<text:s/>Selenium.<text:s/></text:p>
      <text:p text:style-name="Normal">Go to feature file and select run as “Cucumber.feature”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j Tamatta</meta:initial-creator>
    <dc:creator>Raj Tamatta</dc:creator>
    <meta:creation-date>2020-12-08T13:47:00Z</meta:creation-date>
    <dc:date>2020-12-08T17:20:00Z</dc:date>
    <meta:template xlink:href="Normal" xlink:type="simple"/>
    <meta:editing-cycles>26</meta:editing-cycles>
    <meta:editing-duration>PT12600S</meta:editing-duration>
    <meta:document-statistic meta:page-count="1" meta:paragraph-count="3" meta:word-count="259" meta:character-count="1735" meta:row-count="12" meta:non-whitespace-character-count="1479"/>
  </office:meta>
</office:document-meta>
</file>